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E. H. Lindo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15</text:p>
      <text:p text:style-name="P2">Date (derived from Gregorian calendar)<text:tab/>19 November 1855</text:p>
      <text:p text:style-name="P2">Month<text:tab/><text:tab/><text:tab/><text:tab/><text:tab/><text:tab/>November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My dear Sir/</text:span></text:p>
      <text:p text:style-name="P4"><text:span text:style-name="T1">London 19 Novr 5615/</text:span></text:p>
      <text:p text:style-name="P2"><text:span text:style-name="T1"><text:tab/>Wishing to convey to you among/ the first of your friends on this side the/ Atlantic the congratulations of my family/ &amp; self on your intended change of state/ May it be attended with every happiness/ &amp; con[?]bial blessing for many years/ Although unknown to us, we all request/ you will present our best wishes to the/ young Lady you have selected for your/ future companion through life. <text:s/>May/ heaven bless your union, &amp; grant it may/ be in a propitious hour to you I will/ say in the words of the Royal Psalmist/ [Hebrew]/ [Hebrew]/ I have also to thank you for forwarding/ the letters you kindly took charge of for/</text:span></text:p>
      <text:p text:style-name="P2"><text:span text:style-name="T1"/></text:p>
      <text:p text:style-name="P2"><text:span text:style-name="T1">[Page 2]</text:span></text:p>
      <text:p text:style-name="P2"><text:span text:style-name="T1">one, my son at New Orleans wrote/ me that he had received the letter but/ not the books therefore when you write/ any of your friends here please request/ them to inform me the name of the/ person you sent them to that he may/ apply for them. <text:s/>In the mean while/ I salute you with the signs to us known/ &amp; remain/</text:span></text:p>
      <text:p text:style-name="P2"><text:span text:style-name="T1"><text:tab/><text:tab/><text:tab/><text:tab/><text:tab/><text:tab/><text:tab/><text:tab/><text:tab/><text:tab/>Your friend &amp; Brother/</text:span></text:p>
      <text:p text:style-name="P2"><text:span text:style-name="T1"><text:tab/><text:tab/><text:tab/><text:tab/><text:tab/><text:tab/><text:tab/><text:tab/><text:tab/><text:tab/><text:tab/>EHLind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09:45:50</meta:creation-date>
    <dc:date>2009-04-22T09:54:27</dc:date>
    <dc:language>en-US</dc:language>
    <meta:editing-cycles>2</meta:editing-cycles>
    <meta:editing-duration>PT8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348" meta:character-count="2290"/>
  </office:meta>
</office:document-meta>
</file>